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AL4X Installations</text:p>
      <text:p text:style-name="Standard"/>
      <text:p text:style-name="Standard">Prof: Mr. Gregory Lebreton </text:p>
      <text:p text:style-name="Standard">E-Mail: greg.lebreton@hotmail.com</text:p>
      <text:p text:style-name="Standard">Associations: Le Garage Numerique</text:p>
      <text:p text:style-name="Standard"/>
      <text:list xml:id="list706442937659056432" text:style-name="L1">
        <text:list-item>
          <text:p text:style-name="P2">Installations</text:p>
        </text:list-item>
      </text:list>
      <text:list xml:id="list491983559566613503" text:style-name="L2">
        <text:list-item>
          <text:p text:style-name="P3">Administration</text:p>
        </text:list-item>
        <text:list-item>
          <text:p text:style-name="P3">Programation (Python)</text:p>
        </text:list-item>
        <text:list-item>
          <text:p text:style-name="P3">BDD / Cloud / Docker</text:p>
        </text:list-item>
        <text:list-item>
          <text:p text:style-name="P3">Cybersecurite</text:p>
        </text:list-item>
      </text:list>
      <text:p text:style-name="Standard"/>
      <text:p text:style-name="Standard">VirtualBox</text:p>
      <text:p text:style-name="Standard">Open Source </text:p>
      <text:p text:style-name="Standard"/>
      <text:list xml:id="list8121842483192940883" text:style-name="L3">
        <text:list-item>
          <text:list>
            <text:list-item>
              <text:p text:style-name="P4">Humain</text:p>
              <text:p text:style-name="P4">POO</text:p>
            </text:list-item>
          </text:list>
        </text:list-item>
      </text:list>
      <text:p text:style-name="Standard"/>
      <text:p text:style-name="Standard"/>
      <text:p text:style-name="Standard"><text:tab/> <text:s text:c="5"/>Assembleur</text:p>
      <text:list xml:id="list5613634427015142675" text:style-name="L4">
        <text:list-item>
          <text:list>
            <text:list-item>
              <text:p text:style-name="P5">CPU</text:p>
              <text:p text:style-name="P5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8M40S</meta:editing-duration>
    <meta:editing-cycles>7</meta:editing-cycles>
    <meta:generator>OpenOffice/4.1.7$Win32 OpenOffice.org_project/417m1$Build-9800</meta:generator>
    <dc:date>2023-10-10T13:45:24.56</dc:date>
    <meta:document-statistic meta:table-count="0" meta:image-count="0" meta:object-count="0" meta:page-count="1" meta:paragraph-count="15" meta:word-count="37" meta:character-count="253"/>
    <meta:user-defined meta:name="Info 1"/>
    <meta:user-defined meta:name="Info 2"/>
    <meta:user-defined meta:name="Info 3"/>
    <meta:user-defined meta:name="Info 4"/>
  </office:meta>
</office:document-meta>
</file>